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aed" officeooo:paragraph-rsid="001f3ae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ка попарного тестирования, это способ при котором тестовые случаи создаются так чтобы проверить все комбинации пар входных параметров,<text:span text:style-name="T1"> </text:span><text:span text:style-name="T2">а не все комбинации пар всех параметров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9:50:13.255499700</meta:creation-date>
    <dc:date>2025-08-06T19:51:53.112023400</dc:date>
    <meta:editing-duration>PT1M41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" meta:word-count="25" meta:character-count="179" meta:non-whitespace-character-count="155"/>
  </office:meta>
</office:document-meta>
</file>